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1.923cm" fo:break-before="auto" style:use-optimal-row-height="true"/>
    </style:style>
    <style:style style:name="ro5" style:family="table-row">
      <style:table-row-properties style:row-height="0.6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293cm" fo:break-before="auto" style:use-optimal-row-height="true"/>
    </style:style>
    <style:style style:name="ro8" style:family="table-row">
      <style:table-row-properties style:row-height="1.254cm" fo:break-before="auto" style:use-optimal-row-height="true"/>
    </style:style>
    <style:style style:name="ro9" style:family="table-row">
      <style:table-row-properties style:row-height="1.861cm" fo:break-before="auto" style:use-optimal-row-height="true"/>
    </style:style>
    <style:style style:name="ro10" style:family="table-row">
      <style:table-row-properties style:row-height="1.605cm" fo:break-before="auto" style:use-optimal-row-height="true"/>
    </style:style>
    <style:style style:name="ro11" style:family="table-row">
      <style:table-row-properties style:row-height="0.67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4T12:41:35.03">
            <text:p>2020/4/14 12:41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5.737cm" draw:caption-point-x="-1.353cm" draw:caption-point-y="2.8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5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65)">
            <text:p>sn(6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6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6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6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6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7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6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6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6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6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6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6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16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57">
            <text:p>5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2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58">
            <text:p>5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,tu=DG,next=write-out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59">
            <text:p>59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f-112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60">
            <text:p>6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13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61">
            <text:p>6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D6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62">
            <text:p>6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:chord=Em7;D6/6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1_18-51-16_000.jpg</text:p>
          </table:table-cell>
          <table:table-cell table:style-name="ce49" office:value-type="date" office:date-value="2020-04-12T09:39:07.43">
            <text:p>2020/4/12 9:3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63">
            <text:p>6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genre=bossa-nova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E</text:p>
          </table:table-cell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12_18-59-43_000.jpg</text:p>
          </table:table-cell>
          <table:table-cell table:style-name="ce49" office:value-type="date" office:date-value="2020-04-13T13:26:15.959999">
            <text:p>2020/4/13 13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64">
            <text:p>6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12_18-59-43_000.jpg</text:p>
          </table:table-cell>
          <table:table-cell table:style-name="ce49" office:value-type="date" office:date-value="2020-04-13T13:26:15.959999">
            <text:p>2020/4/13 13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65">
            <text:p>6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:chord=D▽/5;D▽;D▽/2m;G/Em7▽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13_18-54-38_000.jpg</text:p>
          </table:table-cell>
          <table:table-cell table:style-name="ce49" office:value-type="date" office:date-value="2020-04-14T12:29:10.03">
            <text:p>2020/4/14 12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9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14T12:41:35.45">
            <text:p>2020/4/14 12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6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6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6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6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6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6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6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6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6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6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6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6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6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6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5.947cm" draw:caption-point-x="-1.353cm" draw:caption-point-y="2.42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6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1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5)">
            <text:p>sn(65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5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5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5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5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5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5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5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5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5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5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3">
            <text:p>6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lock=B;arrange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1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4">
            <text:p>64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res</text:p>
          </table:table-cell>
          <table:table-cell table:style-name="ce67" office:value-type="string">
            <text:p>research</text:p>
          </table:table-cell>
          <table:table-cell table:style-name="ce69" office:value-type="string">
            <text:p>for=s.1;伴奏;合う音程;RH,”R”の記載はなし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2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5">
            <text:p>65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et-N</text:p>
          </table:table-cell>
          <table:table-cell table:style-name="ce67" office:value-type="string">
            <text:p>etude</text:p>
          </table:table-cell>
          <table:table-cell table:style-name="ce69" office:value-type="string">
            <text:p>derive-from=s.2のres,for=循環フレーズ,“R”は”2”と記載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3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10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14T12:41:35.62">
            <text:p>2020/4/14 12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formula="of:=[.D9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formula="of:=[.D9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9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9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71" table:formula="of:=[.D9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10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10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10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71" table:formula="of:=[.D10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5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9.608cm" draw:caption-point-x="-1.353cm" draw:caption-point-y="2.4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25];6;2)">
            <text:p/>
          </table:table-cell>
          <table:table-cell office:value-type="string">
            <text:p>2019-09-30_18-28-44_000.jpg</text:p>
          </table:table-cell>
          <table:table-cell table:formula="of:=MID([.K125];9;2)" office:value-type="string" office:string-value="30">
            <text:p>30</text:p>
          </table:table-cell>
          <table:table-cell table:number-columns-repeated="1010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2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5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11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5" table:number-rows-repeated="104835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3">
            <text:p>23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(==&gt;f-4.n)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4">
            <text:p>24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,swing+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5">
            <text:p>25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msr.5,notes=E4-C4</text:p>
          </table:table-cell>
          <table:table-cell table:style-name="ce94" office:value-type="string">
            <text:p>score+</text:p>
          </table:table-cell>
          <table:table-cell table:style-name="ce94"/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3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6">
            <text:p>2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-</text:p>
          </table:table-cell>
          <table:table-cell table:style-name="ce94" table:number-columns-repeated="3"/>
          <table:table-cell table:style-name="ce98"/>
          <table:table-cell table:style-name="ce95"/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7">
            <text:p>2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block=A;msr.4-5</text:p>
          </table:table-cell>
          <table:table-cell table:style-name="ce94" office:value-type="string">
            <text:p>score+</text:p>
          </table:table-cell>
          <table:table-cell table:style-name="ce94" table:number-columns-repeated="2"/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8">
            <text:p>2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fingering:A4-&gt;F4</text:p>
          </table:table-cell>
          <table:table-cell table:style-name="ce94" table:number-columns-repeated="3"/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4T12:41:35.75">
            <text:p>2020/4/14 12:41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4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4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4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4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4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4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4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4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4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5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4.098cm" draw:caption-point-x="-1.353cm" draw:caption-point-y="2.4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5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65)">
            <text:p>sn(6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12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4T12:41:34.56">
            <text:p>2020/4/14 12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65)">
            <text:p>sn(6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12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4T12:41:34.56">
            <text:p>2020/4/14 12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6" table:number-rows-repeated="104856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13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number-columns-repeated="2"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13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14T12:41:34.56">
            <text:p>2020/4/14 12:4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6" table:number-rows-repeated="1048558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6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6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6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4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4T12:41:34.56">
            <text:p>2020/4/14 12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5)">
            <text:p>sn(6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5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4T12:41:36.32">
            <text:p>2020/4/14 12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6">
          <table:table-cell table:number-columns-repeated="1021"/>
        </table:table-row>
        <table:table-row table:style-name="ro16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6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6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6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6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6" table:number-rows-repeated="7">
          <table:table-cell table:number-columns-repeated="1021"/>
        </table:table-row>
        <table:table-row table:style-name="ro16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6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6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5"/>
          <table:table-cell table:style-name="Default"/>
          <table:table-cell table:number-columns-repeated="1015"/>
        </table:table-row>
        <table:table-row table:style-name="ro16" table:number-rows-repeated="3">
          <table:table-cell table:number-columns-repeated="1021"/>
        </table:table-row>
        <table:table-row table:style-name="ro1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11cm" draw:caption-point-x="-1.353cm" draw:caption-point-y="2.2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6">
          <table:table-cell table:number-columns-repeated="1021"/>
        </table:table-row>
        <table:table-row table:style-name="ro16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6" table:number-rows-repeated="1048501">
          <table:table-cell table:number-columns-repeated="1021"/>
        </table:table-row>
        <table:table-row table:style-name="ro1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4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4T12:41:34.57">
            <text:p>2020/4/14 12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5)">
            <text:p>sn(6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5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4T12:41:36.58">
            <text:p>2020/4/14 12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6">
          <table:table-cell table:number-columns-repeated="1021"/>
        </table:table-row>
        <table:table-row table:style-name="ro16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6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6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6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6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6" table:number-rows-repeated="7">
          <table:table-cell table:number-columns-repeated="1021"/>
        </table:table-row>
        <table:table-row table:style-name="ro16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6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6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6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6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6">
          <table:table-cell table:number-columns-repeated="5"/>
          <table:table-cell table:style-name="Default"/>
          <table:table-cell table:number-columns-repeated="1015"/>
        </table:table-row>
        <table:table-row table:style-name="ro16" table:number-rows-repeated="3">
          <table:table-cell table:number-columns-repeated="1021"/>
        </table:table-row>
        <table:table-row table:style-name="ro1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11cm" draw:caption-point-x="-1.353cm" draw:caption-point-y="2.2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6">
          <table:table-cell table:number-columns-repeated="1021"/>
        </table:table-row>
        <table:table-row table:style-name="ro16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6" table:number-rows-repeated="1048501">
          <table:table-cell table:number-columns-repeated="1021"/>
        </table:table-row>
        <table:table-row table:style-name="ro16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40" table:on-update-keep-styles="true" table:on-update-keep-size="false"/>
        <table:database-range table:name="range_all_data__kb" table:target-range-address="kb.A2:kb.L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40" table:on-update-keep-styles="true" table:on-update-keep-size="false"/>
        <table:database-range table:name="range_genre__kb" table:target-range-address="kb.L2:kb.L80"/>
        <table:database-range table:name="range_sn" table:target-range-address="gt.A2:gt.A210" table:on-update-keep-styles="true" table:on-update-keep-size="false"/>
        <table:database-range table:name="range_sn__cla" table:target-range-address="cla.A2:cla.A40" table:on-update-keep-styles="true" table:on-update-keep-size="false"/>
        <table:database-range table:name="range_sn__kb" table:target-range-address="kb.A2:kb.A8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2020/04/14</text:date>, <text:time>12:4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14T12:47:00.98</dc:date>
    <dc:creator>iwabuchi ken</dc:creator>
    <meta:editing-duration>P8DT18H40M36S</meta:editing-duration>
    <meta:editing-cycles>801</meta:editing-cycles>
    <meta:generator>OpenOffice/4.1.3$Win32 OpenOffice.org_project/413m1$Build-9783</meta:generator>
    <meta:document-statistic meta:table-count="11" meta:cell-count="5397" meta:object-count="0"/>
    <meta:user-defined meta:name="sheets-banding"/>
    <meta:user-defined meta:name="sheets-original-selection"/>
  </office:meta>
</office:document-meta>
</file>